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language="zxx" fo:country="none" officeooo:rsid="00086de2" officeooo:paragraph-rsid="00086de2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font-size="16pt" fo:language="zxx" fo:country="none" officeooo:rsid="00086de2" officeooo:paragraph-rsid="00086de2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fo:font-size="14pt" fo:language="zxx" fo:country="none" officeooo:rsid="00086de2" officeooo:paragraph-rsid="00086de2" style:language-asian="zxx" style:country-asian="none" style:language-complex="zxx" style:country-complex="none"/>
    </style:style>
    <style:style style:name="P4" style:family="paragraph" style:parent-style-name="Standard">
      <style:text-properties fo:font-size="14pt" fo:language="zxx" fo:country="none" officeooo:rsid="000abbd9" officeooo:paragraph-rsid="000abbd9" style:language-asian="zxx" style:country-asian="none" style:language-complex="zxx" style:country-complex="none"/>
    </style:style>
    <style:style style:name="P5" style:family="paragraph" style:parent-style-name="Standard">
      <style:text-properties fo:font-size="14pt" fo:language="zxx" fo:country="none" officeooo:rsid="000c4d53" officeooo:paragraph-rsid="000c4d53" style:language-asian="zxx" style:country-asian="none" style:language-complex="zxx" style:country-complex="none"/>
    </style:style>
    <style:style style:name="P6" style:family="paragraph" style:parent-style-name="Standard" style:list-style-name="L2">
      <style:text-properties fo:font-size="14pt" fo:language="zxx" fo:country="none" officeooo:rsid="000c4d53" officeooo:paragraph-rsid="000c4d53" style:language-asian="zxx" style:country-asian="none" style:language-complex="zxx" style:country-complex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mande seconda intercorso</text:p>
      <text:p text:style-name="P1">Turno dispari:</text:p>
      <text:list xml:id="list330021426" text:style-name="L1">
        <text:list-item>
          <text:p text:style-name="P3">Paginazione su richiesta.</text:p>
        </text:list-item>
        <text:list-item>
          <text:p text:style-name="P3">Gestione del disco del File System.</text:p>
        </text:list-item>
      </text:list>
      <text:p text:style-name="P4">Turno pari:</text:p>
      <text:p text:style-name="P4"/>
      <text:p text:style-name="P5">Codice:</text:p>
      <text:list xml:id="list748349761" text:style-name="L2">
        <text:list-item>
          <text:p text:style-name="P6">Un processo crea due figli: il primo stampa i primi 30 numeri di Fibonacci, il secondo i primi 20 del fattoriale. Quando viene inviato un interrupt il primo stampa il decimo numero di Fibonacci e prosegue, mentre il secondo chiede se bisogni terminare o continuare. Il padre aspetta la terminazione di entrambi e restituisce la somma dei loro pid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7:02:23.442895718</meta:creation-date>
    <dc:date>2023-12-07T17:07:20.275607541</dc:date>
    <meta:editing-duration>PT4M2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7" meta:word-count="79" meta:character-count="468" meta:non-whitespace-character-count="399"/>
  </office:meta>
</office:document-meta>
</file>